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7.431cm"/>
    </style:style>
    <style:style style:name="Tabela1.C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0e46" officeooo:paragraph-rsid="000a0e46"/>
    </style:style>
    <style:style style:name="P2" style:family="paragraph" style:parent-style-name="Table_20_Contents">
      <style:paragraph-properties fo:text-align="center" style:justify-single-word="false"/>
      <style:text-properties officeooo:rsid="000b44ff" officeooo:paragraph-rsid="000b44ff"/>
    </style:style>
    <style:style style:name="P3" style:family="paragraph" style:parent-style-name="Standard">
      <style:text-properties officeooo:rsid="000a0e46" officeooo:paragraph-rsid="000a0e46"/>
    </style:style>
    <style:style style:name="P4" style:family="paragraph" style:parent-style-name="Standard">
      <style:text-properties officeooo:rsid="000bd633" officeooo:paragraph-rsid="000bd633"/>
    </style:style>
    <style:style style:name="P5" style:family="paragraph" style:parent-style-name="Standard">
      <style:text-properties officeooo:rsid="000d4762" officeooo:paragraph-rsid="000d4762"/>
    </style:style>
    <style:style style:name="P6" style:family="paragraph" style:parent-style-name="Standard">
      <style:text-properties fo:font-weight="bold" officeooo:rsid="000f05ad" officeooo:paragraph-rsid="000f05ad" style:font-weight-asian="bold" style:font-weight-complex="bold"/>
    </style:style>
    <style:style style:name="P7" style:family="paragraph" style:parent-style-name="Standard">
      <style:text-properties fo:font-weight="bold" officeooo:rsid="0010c681" officeooo:paragraph-rsid="0010c681" style:font-weight-asian="bold" style:font-weight-complex="bold"/>
    </style:style>
    <style:style style:name="P8" style:family="paragraph" style:parent-style-name="Standard">
      <style:text-properties fo:font-weight="bold" officeooo:rsid="0019e4ae" officeooo:paragraph-rsid="0019e4ae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urier 10 Pitch" fo:font-weight="bold" officeooo:rsid="001780d0" officeooo:paragraph-rsid="001780d0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780d0"/>
    </style:style>
    <style:style style:name="P11" style:family="paragraph" style:parent-style-name="Standard">
      <style:text-properties fo:font-weight="normal" officeooo:rsid="000bd633" officeooo:paragraph-rsid="000bd633" style:font-weight-asian="normal" style:font-weight-complex="normal"/>
    </style:style>
    <style:style style:name="P12" style:family="paragraph" style:parent-style-name="Standard">
      <style:text-properties fo:font-weight="normal" officeooo:rsid="000d4762" officeooo:paragraph-rsid="000d476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05ad" officeooo:paragraph-rsid="000f05ad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10c681" officeooo:paragraph-rsid="0010c681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1e496" officeooo:paragraph-rsid="0011e496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5f1a2" officeooo:paragraph-rsid="0015f1a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780d0" officeooo:paragraph-rsid="001780d0" style:font-weight-asian="normal" style:font-weight-complex="normal"/>
    </style:style>
    <style:style style:name="P18" style:family="paragraph" style:parent-style-name="Standard" style:list-style-name="L1">
      <style:text-properties fo:font-weight="bold" officeooo:rsid="0010c681" officeooo:paragraph-rsid="0010c681" style:font-weight-asian="bold" style:font-weight-complex="bold"/>
    </style:style>
    <style:style style:name="P19" style:family="paragraph" style:parent-style-name="Standard" style:list-style-name="L1">
      <style:text-properties fo:font-weight="bold" officeooo:rsid="0011e496" officeooo:paragraph-rsid="0011e496" style:font-weight-asian="bold" style:font-weight-complex="bold"/>
    </style:style>
    <style:style style:name="P20" style:family="paragraph" style:parent-style-name="Standard" style:list-style-name="L1">
      <style:text-properties fo:font-weight="bold" officeooo:rsid="0015f1a2" officeooo:paragraph-rsid="0015f1a2" style:font-weight-asian="bold" style:font-weight-complex="bold"/>
    </style:style>
    <style:style style:name="P21" style:family="paragraph" style:parent-style-name="Standard" style:list-style-name="L1">
      <style:text-properties fo:font-weight="bold" officeooo:rsid="001780d0" officeooo:paragraph-rsid="001780d0" style:font-weight-asian="bold" style:font-weight-complex="bold"/>
    </style:style>
    <style:style style:name="P22" style:family="paragraph" style:parent-style-name="Standard" style:list-style-name="L3">
      <style:text-properties fo:font-weight="bold" officeooo:rsid="0019e4ae" officeooo:paragraph-rsid="0019e4ae" style:font-weight-asian="bold" style:font-weight-complex="bold"/>
    </style:style>
    <style:style style:name="P23" style:family="paragraph" style:parent-style-name="Standard" style:list-style-name="L3">
      <style:text-properties fo:font-weight="bold" officeooo:rsid="001ac5f3" officeooo:paragraph-rsid="001ac5f3" style:font-weight-asian="bold" style:font-weight-complex="bold"/>
    </style:style>
    <style:style style:name="P24" style:family="paragraph" style:parent-style-name="Standard" style:list-style-name="L3">
      <style:text-properties fo:font-weight="bold" officeooo:rsid="0021b18b" officeooo:paragraph-rsid="0021b18b" style:font-weight-asian="bold" style:font-weight-complex="bold"/>
    </style:style>
    <style:style style:name="P25" style:family="paragraph" style:parent-style-name="Standard">
      <style:text-properties fo:font-weight="bold" officeooo:rsid="0021b18b" officeooo:paragraph-rsid="0021b18b" style:font-weight-asian="bold" style:font-weight-complex="bold"/>
    </style:style>
    <style:style style:name="P26" style:family="paragraph" style:parent-style-name="Standard">
      <style:text-properties fo:font-weight="bold" officeooo:rsid="00231de2" officeooo:paragraph-rsid="00231de2" style:font-weight-asian="bold" style:font-weight-complex="bold"/>
    </style:style>
    <style:style style:name="P27" style:family="paragraph" style:parent-style-name="Standard" style:list-style-name="L4">
      <style:text-properties fo:font-weight="bold" officeooo:rsid="00231de2" officeooo:paragraph-rsid="00231de2" style:font-weight-asian="bold" style:font-weight-complex="bold"/>
    </style:style>
    <style:style style:name="P28" style:family="paragraph" style:parent-style-name="Standard" style:list-style-name="L5">
      <style:text-properties fo:font-weight="bold" officeooo:rsid="00231de2" officeooo:paragraph-rsid="00231de2" style:font-weight-asian="bold" style:font-weight-complex="bold"/>
    </style:style>
    <style:style style:name="P29" style:family="paragraph" style:parent-style-name="Standard" style:list-style-name="L5">
      <style:text-properties fo:font-weight="bold" officeooo:rsid="0024acf2" officeooo:paragraph-rsid="0024acf2" style:font-weight-asian="bold" style:font-weight-complex="bold"/>
    </style:style>
    <style:style style:name="P30" style:family="paragraph" style:parent-style-name="Standard">
      <style:text-properties fo:font-weight="bold" officeooo:rsid="0024acf2" officeooo:paragraph-rsid="0024acf2" style:font-weight-asian="bold" style:font-weight-complex="bold"/>
    </style:style>
    <style:style style:name="P31" style:family="paragraph" style:parent-style-name="Standard" style:list-style-name="L6">
      <style:text-properties fo:font-weight="bold" officeooo:rsid="0024acf2" officeooo:paragraph-rsid="0024acf2" style:font-weight-asian="bold" style:font-weight-complex="bold"/>
    </style:style>
    <style:style style:name="P32" style:family="paragraph" style:parent-style-name="Standard" style:list-style-name="L3">
      <style:text-properties fo:font-weight="bold" officeooo:rsid="00260b80" officeooo:paragraph-rsid="00260b80" style:font-weight-asian="bold" style:font-weight-complex="bold"/>
    </style:style>
    <style:style style:name="P33" style:family="paragraph" style:parent-style-name="Standard">
      <style:text-properties fo:font-weight="bold" officeooo:rsid="002650f3" officeooo:paragraph-rsid="002650f3" style:font-weight-asian="bold" style:font-weight-complex="bold"/>
    </style:style>
    <style:style style:name="P34" style:family="paragraph" style:parent-style-name="Standard">
      <style:text-properties fo:font-weight="bold" officeooo:rsid="002853c1" officeooo:paragraph-rsid="002853c1" style:font-weight-asian="bold" style:font-weight-complex="bold"/>
    </style:style>
    <style:style style:name="P35" style:family="paragraph" style:parent-style-name="Standard">
      <style:text-properties fo:font-weight="bold" officeooo:rsid="0028f8ea" officeooo:paragraph-rsid="0028f8ea" style:font-weight-asian="bold" style:font-weight-complex="bold"/>
    </style:style>
    <style:style style:name="P36" style:family="paragraph" style:parent-style-name="Standard" style:list-style-name="L3">
      <style:text-properties fo:font-weight="bold" officeooo:rsid="002506c6" officeooo:paragraph-rsid="002506c6" fo:background-color="#fff200" style:font-weight-asian="bold" style:font-weight-complex="bold"/>
    </style:style>
    <style:style style:name="P37" style:family="paragraph" style:parent-style-name="Standard" style:list-style-name="L2"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P38" style:family="paragraph" style:parent-style-name="Standard">
      <style:text-properties style:font-name="Liberation Serif1" style:text-underline-style="none" fo:font-weight="normal" officeooo:rsid="0019e4ae" officeooo:paragraph-rsid="001780d0" style:font-weight-asian="normal" style:font-weight-complex="normal"/>
    </style:style>
    <style:style style:name="P39" style:family="paragraph" style:parent-style-name="Standard" style:list-style-name="L3">
      <style:text-properties style:font-name="Liberation Serif1" style:text-underline-style="none" fo:font-weight="normal" officeooo:rsid="001ac5f3" officeooo:paragraph-rsid="001ac5f3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urier 10 Pitch" style:text-underline-style="none" fo:font-weight="normal" officeooo:rsid="001780d0" officeooo:paragraph-rsid="001780d0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780d0" style:font-weight-asian="normal" style:font-weight-complex="normal"/>
    </style:style>
    <style:style style:name="T9" style:family="text">
      <style:text-properties style:text-underline-style="none" officeooo:rsid="001780d0"/>
    </style:style>
    <style:style style:name="T10" style:family="text">
      <style:text-properties fo:color="#ff0000" style:text-underline-style="none"/>
    </style:style>
    <style:style style:name="T11" style:family="text">
      <style:text-properties fo:color="#ff0000" style:text-underline-style="none" fo:font-weight="normal" style:font-weight-asian="normal" style:font-weight-complex="normal"/>
    </style:style>
    <style:style style:name="T12" style:family="text">
      <style:text-properties style:font-name="Liberation Serif1" style:text-underline-style="none"/>
    </style:style>
    <style:style style:name="T13" style:family="text">
      <style:text-properties style:font-name="Liberation Serif1" style:text-underline-style="none" fo:font-weight="normal" style:font-weight-asian="normal" style:font-weight-complex="normal"/>
    </style:style>
    <style:style style:name="T14" style:family="text">
      <style:text-properties style:font-name="Liberation Serif1" style:text-underline-style="none" fo:font-weight="normal" officeooo:rsid="001780d0" style:font-weight-asian="normal" style:font-weight-complex="normal"/>
    </style:style>
    <style:style style:name="T15" style:family="text">
      <style:text-properties style:font-name="Liberation Serif1" style:text-underline-style="none" fo:font-weight="normal" officeooo:rsid="001838a2" style:font-weight-asian="normal" style:font-weight-complex="normal"/>
    </style:style>
    <style:style style:name="T16" style:family="text">
      <style:text-properties style:font-name="Liberation Serif1" style:text-underline-style="none" fo:font-weight="normal" officeooo:rsid="001ca004" style:font-weight-asian="normal" style:font-weight-complex="normal"/>
    </style:style>
    <style:style style:name="T17" style:family="text">
      <style:text-properties style:font-name="Liberation Serif1" style:text-underline-style="none" fo:font-weight="normal" officeooo:rsid="00289688" style:font-weight-asian="normal" style:font-weight-complex="normal"/>
    </style:style>
    <style:style style:name="T18" style:family="text">
      <style:text-properties style:font-name="Liberation Serif1" style:text-underline-style="none" fo:font-weight="bold" officeooo:rsid="001780d0" style:font-weight-asian="bold" style:font-weight-complex="bold"/>
    </style:style>
    <style:style style:name="T19" style:family="text">
      <style:text-properties style:font-name="Liberation Serif1" style:text-underline-style="solid" style:text-underline-width="auto" style:text-underline-color="font-color"/>
    </style:style>
    <style:style style:name="T20" style:family="text">
      <style:text-properties style:font-name="Liberation Serif1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font-name="Liberation Serif1" style:text-underline-style="solid" style:text-underline-width="auto" style:text-underline-color="font-color" officeooo:rsid="00289688"/>
    </style:style>
    <style:style style:name="T22" style:family="text">
      <style:text-properties fo:color="#ce181e" style:font-name="Liberation Serif1" style:text-underline-style="none"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Suspensão [MoDeReCoTuPa]</text:p>
          </table:table-cell>
          <table:table-cell table:style-name="Tabela1.A1" office:value-type="string">
            <text:p text:style-name="P2">Extinção</text:p>
          </table:table-cell>
          <table:table-cell table:style-name="Tabela1.C1" office:value-type="string">
            <text:p text:style-name="P2">Exclusão</text:p>
          </table:table-cell>
        </table:table-row>
        <table:table-row>
          <table:table-cell table:style-name="Tabela1.A2" office:value-type="string">
            <text:p text:style-name="P2">Moratória</text:p>
            <text:p text:style-name="P2">Depósito do montante integral</text:p>
            <text:p text:style-name="P2">Reclamações e recursos</text:p>
            <text:p text:style-name="P2">Concessão de liminar em MS</text:p>
            <text:p text:style-name="P2">Tutela antecipada</text:p>
            <text:p text:style-name="P2">Parcelamento</text:p>
          </table:table-cell>
          <table:table-cell table:style-name="Tabela1.A2" office:value-type="string">
            <text:p text:style-name="P2">Pagamento</text:p>
            <text:p text:style-name="P2">Compensação</text:p>
            <text:p text:style-name="P2">Transação</text:p>
            <text:p text:style-name="P2">Remissão</text:p>
            <text:p text:style-name="P2">Prescrição e decadência</text:p>
            <text:p text:style-name="P2">Conversão do depósito em renda</text:p>
            <text:p text:style-name="P2">Pgto. antecipado e homol. do lançamento</text:p>
            <text:p text:style-name="P2">Consignação em pagamento</text:p>
            <text:p text:style-name="P2">Decisão administrativa irreformável</text:p>
            <text:p text:style-name="P2">Decisão judicial transitada em julgado</text:p>
            <text:p text:style-name="P2">Dação em pagamento de bens <text:span text:style-name="T4">I</text:span><text:span text:style-name="T1">móveis</text:span></text:p>
          </table:table-cell>
          <table:table-cell table:style-name="Tabela1.C2" office:value-type="string">
            <text:p text:style-name="P2">Anistia</text:p>
            <text:p text:style-name="P2">Isenção</text:p>
          </table:table-cell>
        </table:table-row>
      </table:table>
      <text:p text:style-name="P3"/>
      <text:p text:style-name="P4">O CT regularmente constituído só pode ter sua exigibilidade <text:span text:style-name="T1">suspensa</text:span><text:span text:style-name="T2"> no casos previstos no </text:span><text:span text:style-name="T1">CTN</text:span><text:span text:style-name="T2">.</text:span></text:p>
      <text:p text:style-name="P11"/>
      <text:p text:style-name="P5"><text:span text:style-name="T2">O que se suspende é a </text:span><text:span text:style-name="T1">exigibilidade</text:span><text:span text:style-name="T2"> do CT, e não o dever de lançar. A autoridade </text:span><text:span text:style-name="T1">constitui</text:span><text:span text:style-name="T2"> o CT, mas fica impedida de realizar a cobrança do tributo ou penalidade.</text:span></text:p>
      <text:p text:style-name="P12"/>
      <text:p text:style-name="P6">Atenção!<text:span text:style-name="T2"> Quando a causa suspensiva ocorre </text:span><text:span text:style-name="T5">antes</text:span><text:span text:style-name="T7"> do lançamento, fica estranho suspender algo que nem chegou a ser exigido. Portanto, na prova, pode ser dito que quando a causa suspensiva ocorre </text:span><text:span text:style-name="T5">antes</text:span><text:span text:style-name="T7"> do lançamento, a </text:span><text:span text:style-name="T6">exigibilidade do crédito tributário fica impedida de ocorrer</text:span><text:span text:style-name="T7">.</text:span></text:p>
      <text:p text:style-name="P13"/>
      <text:p text:style-name="P7"><text:span text:style-name="T8">Aspectos gerais da </text:span><text:span text:style-name="T9">m</text:span><text:span text:style-name="T6">oratória</text:span><text:span text:style-name="T7">:</text:span></text:p>
      <text:list xml:id="list351879297" text:style-name="L1">
        <text:list-item>
          <text:p text:style-name="P14">dilação do prazo para cumprimento da obrigação;</text:p>
        </text:list-item>
        <text:list-item>
          <text:p text:style-name="P18"><text:span text:style-name="T7">moratória </text:span><text:span text:style-name="T6">em caráter geral</text:span><text:span text:style-name="T7">:</text:span></text:p>
          <text:list>
            <text:list-item>
              <text:p text:style-name="P18"><text:span text:style-name="T7">só pode ser concedida por PJ de direito público competente p/ instituir o tributo; ou </text:span><text:span text:style-name="T11">[</text:span><text:span text:style-name="T10">autônoma</text:span><text:span text:style-name="T11">]</text:span></text:p>
            </text:list-item>
            <text:list-item>
              <text:p text:style-name="P18"><text:span text:style-name="T7">pela União, quanto a tributos dos E, DF ou M, quando </text:span><text:span text:style-name="T5">simultaneamente</text:span><text:span text:style-name="T7"> concedida quanto aos tributos de competência federal e às obrigações de direito privado; </text:span><text:span text:style-name="T11">[</text:span><text:span text:style-name="T10">heterônoma</text:span><text:span text:style-name="T11">]</text:span></text:p>
            </text:list-item>
          </text:list>
        </text:list-item>
        <text:list-item>
          <text:p text:style-name="P18"><text:span text:style-name="T7">moratória </text:span><text:span text:style-name="T6">em caráter individual</text:span><text:span text:style-name="T7">: por despacho da autoridade administrativa, desde que autorizada </text:span><text:span text:style-name="T6">por lei</text:span><text:span text:style-name="T7"> nas condições do inciso anterior;</text:span></text:p>
        </text:list-item>
        <text:list-item>
          <text:p text:style-name="P19"><text:span text:style-name="T6">pode</text:span><text:span text:style-name="T7"> ser concedida:</text:span></text:p>
          <text:list>
            <text:list-item>
              <text:p text:style-name="P15">de modo total (abrange todo o território do ente tributante); ou</text:p>
            </text:list-item>
            <text:list-item>
              <text:p text:style-name="P15">de modo parcial (abrange apenas um território circunscrito dentro do território do ente tributante);</text:p>
            </text:list-item>
          </text:list>
        </text:list-item>
        <text:list-item>
          <text:p text:style-name="P19"><text:span text:style-name="T7">salvo disposição legal contrária, abrange somente os FGs cujo </text:span><text:span text:style-name="T6">CT já constituído</text:span><text:span text:style-name="T7"> ou que esteja </text:span><text:span text:style-name="T6">em fase de lançamento</text:span><text:span text:style-name="T7">;</text:span></text:p>
        </text:list-item>
        <text:list-item>
          <text:p text:style-name="P19"><text:span text:style-name="T6">dolo, fraude ou simulação </text:span><text:span text:style-name="T7">do sujeito passivo </text:span><text:span text:style-name="T6">NÃO</text:span><text:span text:style-name="T7"> permitirão a concessão de moratória;</text:span></text:p>
        </text:list-item>
        <text:list-item>
          <text:p text:style-name="P20"><text:span text:style-name="T6">requisitos</text:span><text:span text:style-name="T7"> da lei de concessão:</text:span></text:p>
          <text:list>
            <text:list-item>
              <text:p text:style-name="P16">prazo;</text:p>
            </text:list-item>
            <text:list-item>
              <text:p text:style-name="P16">condições da concessão do favor em caráter individual;</text:p>
            </text:list-item>
            <text:list-item>
              <text:p text:style-name="P16">sendo o caso:</text:p>
              <text:list>
                <text:list-item>
                  <text:p text:style-name="P16">tributos a que se aplica;</text:p>
                </text:list-item>
                <text:list-item>
                  <text:p text:style-name="P20"><text:span text:style-name="T7">nº de prestações e seus vencimentos; </text:span><text:span text:style-name="T11">[moratória em caráter individual]</text:span></text:p>
                </text:list-item>
                <text:list-item>
                  <text:p text:style-name="P20"><text:span text:style-name="T7">garantias a serem oferecidas pelo beneficiário; </text:span><text:span text:style-name="T11">[moratória em caráter individual]</text:span></text:p>
                </text:list-item>
              </text:list>
            </text:list-item>
          </text:list>
        </text:list-item>
        <text:list-item>
          <text:p text:style-name="P21"><text:span text:style-name="T7">tem caráter </text:span><text:span text:style-name="T6">excepcional</text:span><text:span text:style-name="T7"> (reparação por desastres naturais, fatores econômicos e sociais);</text:span></text:p>
        </text:list-item>
        <text:list-item>
          <text:p text:style-name="P21"><text:span text:style-name="T7">CTN </text:span><text:span text:style-name="T6">não</text:span><text:span text:style-name="T7"> menciona cobrança de juros.</text:span></text:p>
        </text:list-item>
      </text:list>
      <text:p text:style-name="P17"/>
      <text:p text:style-name="P9"><text:soft-page-break/><text:span text:style-name="T7">CTN, Art. 155. A concessão da moratória em caráter individual </text:span><text:span text:style-name="T6">não</text:span><text:span text:style-name="T7"> gera direito adquirido e será </text:span><text:span text:style-name="T6">revogado de ofício</text:span><text:span text:style-name="T7"> sempre que se apure que o beneficiado </text:span><text:span text:style-name="T6">não satisfazia ou deixou de cumprir os requisitos </text:span><text:span text:style-name="T7">para a concessão do favor, </text:span><text:span text:style-name="T3">cobrando-se o crédito acrescido de juros de mora</text:span><text:span text:style-name="T7">:</text:span></text:p>
      <text:p text:style-name="P9"><text:span text:style-name="T7">I – com imposição da penalidade cabível nos casos de </text:span><text:span text:style-name="T6">dolo ou simulação</text:span><text:span text:style-name="T7"> do beneficiado, ou de 3º em benefício daquele;</text:span></text:p>
      <text:p text:style-name="P40">II – sem imposição da penalidade, nos demais casos.</text:p>
      <text:p text:style-name="P9"><text:span text:style-name="T7">Parágrafo único. No caso do inciso I, o tempo decorrido entre a concessão da moratória e sua revogação </text:span><text:span text:style-name="T6">não</text:span><text:span text:style-name="T7"> se computa para efeito de prescrição do direito à cobrança do crédito; no caso do inciso II, a revogação </text:span><text:span text:style-name="T6">só pode ocorrer </text:span><text:span text:style-name="T3">antes</text:span><text:span text:style-name="T7"> de prescrito o referido direito.</text:span></text:p>
      <text:p text:style-name="P41"/>
      <text:p text:style-name="P10"><text:span text:style-name="T14">O art. 155 também se aplica aos seguintes benefícios fiscais concedidos </text:span><text:span text:style-name="T18">em caráter individual</text:span><text:span text:style-name="T14">: </text:span><text:span text:style-name="T15">[Par A Is Mo Re]</text:span></text:p>
      <text:list xml:id="list2534815569" text:style-name="L2">
        <text:list-item>
          <text:p text:style-name="P37">parcelamento;</text:p>
        </text:list-item>
        <text:list-item>
          <text:p text:style-name="P37">remissão;</text:p>
        </text:list-item>
        <text:list-item>
          <text:p text:style-name="P37">isenção; e</text:p>
        </text:list-item>
        <text:list-item>
          <text:p text:style-name="P37">anistia.</text:p>
        </text:list-item>
      </text:list>
      <text:p text:style-name="P38"/>
      <text:p text:style-name="P8"><text:span text:style-name="T12">Parcelamento</text:span><text:span text:style-name="T13">:</text:span></text:p>
      <text:list xml:id="list2687348403" text:style-name="L3">
        <text:list-item>
          <text:p text:style-name="P22"><text:span text:style-name="T13">por </text:span><text:span text:style-name="T12">lei específica</text:span><text:span text:style-name="T13">;</text:span></text:p>
        </text:list-item>
        <text:list-item>
          <text:p text:style-name="P22"><text:span text:style-name="T12">não</text:span><text:span text:style-name="T13"> exclui a incidência de juros e multas (exceto se previsto de forma contrária na lei);</text:span></text:p>
        </text:list-item>
        <text:list-item>
          <text:p text:style-name="P39">subsidiariamente se aplicam as regras da moratória;</text:p>
        </text:list-item>
        <text:list-item>
          <text:p text:style-name="P23"><text:span text:style-name="T13">STJ: o parcelamento </text:span><text:span text:style-name="T12">não</text:span><text:span text:style-name="T13"> equivale ao pagamento do tributo, logo </text:span><text:span text:style-name="T12">não é suficiente para configurar a denúncia espontânea</text:span><text:span text:style-name="T16">;</text:span></text:p>
        </text:list-item>
        <text:list-item>
          <text:p text:style-name="P24"><text:span text:style-name="T16">c</text:span><text:span text:style-name="T13">ada ente terá 2 leis específicas, uma com regras genéricas do parcelamento, outra com regras especiais para o parcelamento das empresas em recuperação judicial;</text:span></text:p>
        </text:list-item>
        <text:list-item>
          <text:p text:style-name="P24"><text:span text:style-name="T13">se o ente </text:span><text:span text:style-name="T12">não</text:span><text:span text:style-name="T13"> tiver a lei com regras especiais para o parcelamento das empresas em recuperação judicial, aplicar-se-á a lei genérica, </text:span><text:span text:style-name="T12">não podendo esta ter prazo de parcelamento inferior à lei específica sobre parcelamento em recuperação judicial</text:span><text:span text:style-name="T13">;</text:span></text:p>
        </text:list-item>
        <text:list-item>
          <text:p text:style-name="P36"><text:span text:style-name="T23"><office:annotation office:name="__Annotation__391_1282476622"><dc:creator>Autor desconhecido</dc:creator><dc:date>2018-11-06T16:37:50.913000000</dc:date><text:p text:style-name="P42"><text:span text:style-name="T24">Verificar essa informação</text:span></text:p></office:annotation></text:span><text:span text:style-name="T13">STJ: o parcelamento </text:span><text:span text:style-name="T20">interrompe</text:span><text:span text:style-name="T13"> o prazo prescricional para a cobrança do CT;</text:span><office:annotation-end office:name="__Annotation__391_1282476622"/></text:p>
        </text:list-item>
        <text:list-item>
          <text:p text:style-name="P32"><text:span text:style-name="T13">a inexistência de lei específica municipal sobre parcelamento para devedor em recuperação judicial impõe a aplicação das leis gerais de parcelamento do Município, não podendo, neste caso, ser o prazo de parcelamento inferior ao concedido pela lei federal específica.</text:span></text:p>
        </text:list-item>
      </text:list>
      <text:p text:style-name="P25"><text:span text:style-name="T13"/></text:p>
      <text:p text:style-name="P26"><text:span text:style-name="T12">Reclamações e recursos</text:span><text:span text:style-name="T13">:</text:span></text:p>
      <text:list xml:id="list3806976342" text:style-name="L4">
        <text:list-item>
          <text:p text:style-name="P27"><text:span text:style-name="T13">na via judicial, o mero ajuizamento da ação </text:span><text:span text:style-name="T19">não</text:span><text:span text:style-name="T13"> suspende, por si só, a exigência do CT, mas no âmbito </text:span><text:span text:style-name="T20">administrativo</text:span><text:span text:style-name="T13"> (reclamações e recursos), instaurado o processo administrativo, a exigência do CT fica suspensa.</text:span></text:p>
        </text:list-item>
      </text:list>
      <text:p text:style-name="P26"><text:span text:style-name="T13"/></text:p>
      <text:p text:style-name="P26"><text:span text:style-name="T12">Liminar em MS ou liminares (tutela antecipada) em outras ações judiciais</text:span><text:span text:style-name="T13">:</text:span></text:p>
      <text:list xml:id="list652713127" text:style-name="L5">
        <text:list-item>
          <text:p text:style-name="P28"><text:span text:style-name="T13">STJ: se o juiz condiciona a concessão da medida liminar à realização do depósito do montante integral, está na verdade indeferindo a liminar, visto que o depósito pode ser feito em qualquer caso, é um direito do contribuinte – se a liminar fica condicionada ao depósito, o contribuinte está suspendendo o CT por outra via;</text:span></text:p>
        </text:list-item>
        <text:list-item>
          <text:p text:style-name="P29"><text:span text:style-name="T13">liminar → acautelar o direito do autor da ação já no momento do ajuizamento da ação;</text:span></text:p>
        </text:list-item>
        <text:list-item>
          <text:p text:style-name="P29"><text:span text:style-name="T13">tutela antecipada → antecipação da própria pretensão do autor atendida antes da sentença.</text:span></text:p>
        </text:list-item>
      </text:list>
      <text:p text:style-name="P30"><text:soft-page-break/><text:span text:style-name="T13"/></text:p>
      <text:p text:style-name="P30"><text:span text:style-name="T12">Depósito do montante integral</text:span><text:span text:style-name="T13">:</text:span></text:p>
      <text:list xml:id="list499345516" text:style-name="L6">
        <text:list-item>
          <text:p text:style-name="P31"><text:span text:style-name="T13">deve ser do valor exigido pelo Fisco;</text:span></text:p>
        </text:list-item>
        <text:list-item>
          <text:p text:style-name="P31"><text:span text:style-name="T13">STJ: o depósito somente suspende a exigibilidade do CT se for </text:span><text:span text:style-name="T19">integral e em dinheiro</text:span><text:span text:style-name="T13">;</text:span></text:p>
        </text:list-item>
        <text:list-item>
          <text:p text:style-name="P31"><text:span text:style-name="T13">STJ: se a decisão for favorável ao Fisco, o depósito é convertido em renda e o CT é extinto – em relação aos tributos lançados por homologação, o depósito judicial em dinheiro </text:span><text:span text:style-name="T20">equivale ao recolhimento da exação tributária</text:span><text:span text:style-name="T13">, ocorrendo o </text:span><text:span text:style-name="T19">lançamento tácito</text:span><text:span text:style-name="T13"> (não há que se falar em decadência);</text:span></text:p>
        </text:list-item>
        <text:list-item>
          <text:p text:style-name="P31"><text:span text:style-name="T13">no caso do depósito do montante na via </text:span><text:span text:style-name="T20">administrativa</text:span><text:span text:style-name="T13">, este tem como </text:span><text:span text:style-name="T20">única finalidade</text:span><text:span text:style-name="T13"> evitar a fluência dos juros de mora;</text:span></text:p>
        </text:list-item>
        <text:list-item>
          <text:p text:style-name="P31"><text:span text:style-name="T13">via judicial → suspender exigibilidade do CT;</text:span></text:p>
        </text:list-item>
        <text:list-item>
          <text:p text:style-name="P31"><text:span text:style-name="T13">via administrativa → evitar fluência dos juros de mora.</text:span></text:p>
        </text:list-item>
      </text:list>
      <text:p text:style-name="P30"><text:span text:style-name="T13"/></text:p>
      <text:p text:style-name="P33"><text:span text:style-name="T13">A concessão de parcelamento tributário não dá ensejo à extinção dos CTs parcelados, pois não ocorre o fenômeno da novação. </text:span><text:span text:style-name="T22">[novação = substituição da nova obrigação (parcelamento), extinguindo a obrigação anterior (CT)]</text:span></text:p>
      <text:p text:style-name="P33"><text:span text:style-name="T13"/></text:p>
      <text:p text:style-name="P34"><text:span text:style-name="T13">A concessão de </text:span><text:span text:style-name="T19">tutela antecipada</text:span><text:span text:style-name="T13"> só suspende a exigibilidade do CT quando determinada no âmbito das </text:span><text:span text:style-name="T20">outras ações judiciais que </text:span><text:span text:style-name="T19">não</text:span><text:span text:style-name="T20"> o MS</text:span><text:span text:style-name="T13">. </text:span><text:span text:style-name="T17">Para o MS, é a </text:span><text:span text:style-name="T21">liminar em MS</text:span><text:span text:style-name="T17"> que suspende o CT.</text:span></text:p>
      <text:p text:style-name="P34"><text:span text:style-name="T17"/></text:p>
      <text:p text:style-name="P35"><text:span text:style-name="T17">C</text:span><text:span text:style-name="T13">aso o tributo devido seja o ICMS, o parcelamento deve ser autorizado por convênio firmado entre os estados e o DF no âmbito do CONFAZ, antes da edição da lei de concessão do parcel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e46" officeooo:paragraph-rsid="000a0e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Suspensão e exclus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28:11.194730114</meta:creation-date>
    <dc:date>2018-11-06T16:50:01.802000000</dc:date>
    <meta:editing-duration>PT1H44M1S</meta:editing-duration>
    <meta:editing-cycles>25</meta:editing-cycles>
    <meta:generator>LibreOffice/5.4.4.2$Windows_X86_64 LibreOffice_project/2524958677847fb3bb44820e40380acbe820f960</meta:generator>
    <meta:document-statistic meta:table-count="1" meta:image-count="0" meta:object-count="0" meta:page-count="3" meta:paragraph-count="80" meta:word-count="1037" meta:character-count="6313" meta:non-whitespace-character-count="5392"/>
  </office:meta>
</office:document-meta>
</file>